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office:font-face-decls>
  <office:automatic-styles>
    <style:style style:name="Results1" style:family="table">
      <style:table-properties style:width="3in" table:align="center"/>
    </style:style>
    <style:style style:name="Results1.A" style:family="table-column">
      <style:table-column-properties style:column-width="1in"/>
    </style:style>
    <style:style style:name="Results1.A1" style:family="table-cell">
      <style:table-cell-properties fo:padding="0.0382in" fo:border-left="0.0007in solid #000000" fo:border-right="none" fo:border-top="0.0007in solid #000000" fo:border-bottom="0.0007in solid #000000"/>
    </style:style>
    <style:style style:name="Results1.C1" style:family="table-cell">
      <style:table-cell-properties fo:padding="0.0382in" fo:border="0.0007in solid #000000"/>
    </style:style>
    <style:style style:name="Results1.A2" style:family="table-cell">
      <style:table-cell-properties fo:padding="0.0382in" fo:border-left="0.0007in solid #000000" fo:border-right="none" fo:border-top="none" fo:border-bottom="0.0007in solid #000000"/>
    </style:style>
    <style:style style:name="Results1.C2" style:family="table-cell">
      <style:table-cell-properties fo:padding="0.0382in" fo:border-left="0.0007in solid #000000" fo:border-right="0.0007in solid #000000" fo:border-top="none" fo:border-bottom="0.0007in solid #000000"/>
    </style:style>
    <style:style style:name="Results2" style:family="table">
      <style:table-properties style:width="3in" table:align="center"/>
    </style:style>
    <style:style style:name="Results2.A" style:family="table-column">
      <style:table-column-properties style:column-width="1in"/>
    </style:style>
    <style:style style:name="Results2.A1" style:family="table-cell">
      <style:table-cell-properties fo:padding="0.0382in" fo:border-left="0.0007in solid #000000" fo:border-right="none" fo:border-top="0.0007in solid #000000" fo:border-bottom="0.0007in solid #000000"/>
    </style:style>
    <style:style style:name="Results2.C1" style:family="table-cell">
      <style:table-cell-properties fo:padding="0.0382in" fo:border="0.0007in solid #000000"/>
    </style:style>
    <style:style style:name="Results2.A2" style:family="table-cell">
      <style:table-cell-properties fo:padding="0.0382in" fo:border-left="0.0007in solid #000000" fo:border-right="none" fo:border-top="none" fo:border-bottom="0.0007in solid #000000"/>
    </style:style>
    <style:style style:name="Results2.C2" style:family="table-cell">
      <style:table-cell-properties fo:padding="0.0382in" fo:border-left="0.0007in solid #000000" fo:border-right="0.0007in solid #000000" fo:border-top="none" fo:border-bottom="0.0007in solid #000000"/>
    </style:style>
    <style:style style:name="P1" style:family="paragraph" style:parent-style-name="Subtitle">
      <style:paragraph-properties fo:margin-top="0.05in" fo:margin-bottom="0.15in"/>
    </style:style>
    <style:style style:name="P2" style:family="paragraph" style:parent-style-name="Text_20_body">
      <style:paragraph-properties fo:margin-top="0in" fo:margin-bottom="0.0402in"/>
      <style:text-properties fo:font-style="italic" style:font-style-asian="italic" style:font-style-complex="italic"/>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start" style:justify-single-word="false"/>
      <style:text-properties fo:font-weight="bold" style:font-weight-asian="bold" style:font-weight-complex="bold"/>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Heading">
      <style:paragraph-properties fo:text-align="center" style:justify-single-word="false"/>
    </style:style>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font-name="Courier New" fo:font-weight="normal" style:font-weight-asian="normal" style:font-weight-complex="normal"/>
    </style:style>
    <style:style style:name="fr1"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ulti-Threaded Application Programming</text:p>
      <text:p text:style-name="Subtitle">CIS-4020, Lab #3</text:p>
      <text:p text:style-name="P1">Vermont Technical College</text:p>
      <text:p text:style-name="P2">Author: <text:span text:style-name="T1">©</text:span> Copyright 2007 by Peter C. Chapin &lt;pchapin@ecet.vtc.edu&gt;</text:p>
      <text:p text:style-name="P2">Partner: Jill J. Jones &lt;jjones@ecet.vtc.edu&gt;</text:p>
      <text:h text:style-name="Heading_20_1" text:outline-level="1">Objective</text:h>
      <text:p text:style-name="Text_20_body">In this lab we wrote a small file encryption utility both using single threaded and multi-threaded programming techniques. We then compared the performance of the two programs to see if the multi-threaded program would outperform the single threaded one. In addition we gained some experience using the OpenSSL crypto library.</text:p>
      <text:h text:style-name="Heading_20_1" text:outline-level="1">Theory</text:h>
      <text:p text:style-name="Text_20_body">Multi-threaded programs have the potential to perform better than their single threaded equivalents. For example, If one of the threads in a program blocks waiting for an I/O device the other computational threads can continue to make progress. The potential for enhanced performance is even greater on machines with multiple processors. In that case two or more computation threads can execute in parallel instead of preempting each other as would be the case for a single processor.</text:p>
      <text:p text:style-name="Text_20_body">The file encryption program created in this lab does significant disk I/O as well as cryptographic computations. Thus one would expect that a multi-threaded version of the program would outperform a single threaded equivalent by overlapping the cryptographic computations with the file read/write operations. The main goal of this lab is to find out if this expectation is true.</text:p>
      <text:h text:style-name="Heading_20_1" text:outline-level="1">Procedure</text:h>
      <text:p text:style-name="Text_20_body">We followed the procedure in the attached lab handout. This is summarized below.</text:p>
      <text:list text:style-name="L1">
        <text:list-item>
          <text:p text:style-name="P8">We implemented a single threaded version of the required file encryption program using the Blowfish encryption functions in the OpenSSL library.</text:p>
        </text:list-item>
        <text:list-item>
          <text:p text:style-name="P8">Using POSIX mutexes and condition variables, we implemented semaphores and then a producer/consumer abstract type. We checked that our implementation worked correctly with the test program provided by the instructor.</text:p>
        </text:list-item>
        <text:list-item>
          <text:p text:style-name="P8">Using the produce/consumer abstract type we developed above, we implemented a multithreaded version of the file encryption program.</text:p>
        </text:list-item>
        <text:list-item>
          <text:p text:style-name="P8">To compare our programs, we ran both of them on the department's Linux host, morning, and observed run times.</text:p>
        </text:list-item>
      </text:list>
      <text:h text:style-name="Heading_20_1" text:outline-level="1">Software</text:h>
      <text:h text:style-name="Heading_20_2" text:outline-level="2">Single Threaded Program</text:h>
      <text:p text:style-name="Text_20_body">Construction of the single threaded program, <text:span text:style-name="Source_20_Text">bfish</text:span>, was relatively straight forward (see the attached listing). The program begins by analyzing the command line to verify that an appropriate number of arguments have been provided and that exactly one option of <text:span text:style-name="Source_20_Text">-e</text:span> for encryption or <text:span text:style-name="Source_20_Text">-d</text:span> for decryption has <text:s/>been selected. The program then opens the input and output files using the POSIX API functions directly. The use of API functions is more efficient in this case because it allows a single buffer to be easily shared between file reading and writing operations. If the C library had been used, two buffers would have been created inside the library, causing unnecessary copying of the data.</text:p>
      <text:p text:style-name="Text_20_body">After opening the files successfully, the program then enters a main loop that reads a block of data from the input file, encrypts or decrypts that block, and writes the result to the output file. The program is careful to write only the bytes that are actually read so that it will properly handle the case of a partially filled block.</text:p>
      <text:h text:style-name="Heading_20_2" text:outline-level="2">Producer/Consumer Buffer</text:h>
      <text:p text:style-name="Text_20_body">The multithreaded program uses a pipeline design with separate threads for reading data from the input file, encrypting/decrypting that data, and writing the results to the output file. Each chunk of data passes from thread to thread through a structure called a "producer/consumer buffer" or a <text:span text:style-name="Source_20_Text">pcbuffer</text:span>. This abstract type allows a pointer to a chunk of data to be pushed into the buffer by one thread and popped out of the buffer by another thread. Internally it solves the producer/consumer problem: it ensures that threads are blocked as appropriate and that no data corruption occurs inside the buffer if multiple threads try to access it simultaneously. Notice that only pointers to data chunks are passed through the <text:span text:style-name="Source_20_Text">pcbuffer</text:span>s. The actual data chunks themselves are not copied, improving the program's efficiency.</text:p>
      <text:p text:style-name="Text_20_body">The classic solution to the producer/consumer problem involves using two semaphores as well as a mutex lock. In this lab we could only use the POSIX mutex and condition variables. Thus it was necessary to implement a semaphore type before we could implement <text:span text:style-name="Source_20_Text">pcbuffer</text:span>. This was done using condition variables and is also shown in the attached listing.</text:p>
      <text:h text:style-name="Heading_20_2" text:outline-level="2">Multi-Threaded Program</text:h>
      <text:p text:style-name="Text_20_body">The multi-threaded program, <text:span text:style-name="Source_20_Text">bfishmt</text:span>, was organized as described above as a pipeline with three stages. As with the single threaded program the main thread analyzed the command line and opened the input and output files. It then created the worker threads and simply waited for them to all terminate.</text:p>
      <text:p text:style-name="Text_20_body">Opening the files in the main thread is important because it greatly simplifies error handling. Although opening the files in the threads would allow the open operations to proceed in parallel, it makes it difficult to recover gracefully if one of the files fails to open properly. For example, if the input file fails to open, the output thread might have already truncated an existing file, causing undesirable data loss.</text:p>
      <text:p text:style-name="Text_20_body">In our program parameters are passed to the threads via global variables. This works because the thread parameters are given values before the threads are created and thus there is no chance of a thread reading a value that has not yet been initialized. More elegantly we could have packed the thread parameters into structures and passed pointers to these structures to the threads as part of the <text:span text:style-name="Source_20_Text">pthread_create</text:span> call. This seemed unnecessarily complicated for a small program like this.</text:p>
      <text:p text:style-name="Text_20_body">Because several chunks of data might be in the pipeline at a time, the program allocates each chunk dynamically in the reader thread and deallocates each chunk in the writer thread after its contents have been sent to the output file. Depending on the relative speed of the threads, several chunks might also be pending in the <text:span text:style-name="Source_20_Text">pcbuffer</text:span>s between the threads. When the reader thread encounters the end of the input file, it sends a special chunk with a size of zero through the pipeline and then terminates. The other threads recognize this chunk and also terminate when seeing it; any pending chunks will have definitely been processed by that time. In this way the program performs an orderly shutdown when all the data has been processed.</text:p>
      <text:h text:style-name="Heading_20_1" text:outline-level="1">Results</text:h>
      <text:p text:style-name="Text_20_body">We executed both <text:span text:style-name="Source_20_Text">bfish</text:span> and <text:span text:style-name="Source_20_Text">bfishmt</text:span> on morning, a two processor Linux machine. As input we used a 200 Mbyte text file. We used the <text:span text:style-name="Source_20_Text">time</text:span> command to measure the real time used by the program, the time the program spent in user mode, and the time the program spent inside the system. Since morning is a multiprocessing system with other asynchronous tasks, we ran both programs several times to observe the extent of timing variations. The raw data for the single threaded <text:span text:style-name="Source_20_Text">bfish</text:span> program is shown in Table 1.</text:p>
      <text:p text:style-name="P3">Table 1: Raw Runtime of <text:span text:style-name="Source_20_Text">bfish</text:span></text:p>
      <table:table table:name="Results1" table:style-name="Results1">
        <table:table-column table:style-name="Results1.A" table:number-columns-repeated="3"/>
        <table:table-header-rows>
          <table:table-row>
            <table:table-cell table:style-name="Results1.A1" office:value-type="string">
              <text:p text:style-name="Table_20_Heading">Real (s)</text:p>
            </table:table-cell>
            <table:table-cell table:style-name="Results1.A1" office:value-type="string">
              <text:p text:style-name="Table_20_Heading">User (s)</text:p>
            </table:table-cell>
            <table:table-cell table:style-name="Results1.C1" office:value-type="string">
              <text:p text:style-name="Table_20_Heading">System (s)</text:p>
            </table:table-cell>
          </table:table-row>
        </table:table-header-rows>
        <table:table-row>
          <table:table-cell table:style-name="Results1.A2" office:value-type="string">
            <text:p text:style-name="P5">23.355</text:p>
          </table:table-cell>
          <table:table-cell table:style-name="Results1.A2" office:value-type="string">
            <text:p text:style-name="P5">12.441</text:p>
          </table:table-cell>
          <table:table-cell table:style-name="Results1.C2" office:value-type="string">
            <text:p text:style-name="P5">3.312</text:p>
          </table:table-cell>
        </table:table-row>
        <table:table-row>
          <table:table-cell table:style-name="Results1.A2" office:value-type="string">
            <text:p text:style-name="P5">28.107</text:p>
          </table:table-cell>
          <table:table-cell table:style-name="Results1.A2" office:value-type="string">
            <text:p text:style-name="P5">12.497</text:p>
          </table:table-cell>
          <table:table-cell table:style-name="Results1.C2" office:value-type="string">
            <text:p text:style-name="P5">3.868</text:p>
          </table:table-cell>
        </table:table-row>
        <table:table-row>
          <table:table-cell table:style-name="Results1.A2" office:value-type="string">
            <text:p text:style-name="P5">20.278</text:p>
          </table:table-cell>
          <table:table-cell table:style-name="Results1.A2" office:value-type="string">
            <text:p text:style-name="P5">12.317</text:p>
          </table:table-cell>
          <table:table-cell table:style-name="Results1.C2" office:value-type="string">
            <text:p text:style-name="P5">3.936</text:p>
          </table:table-cell>
        </table:table-row>
        <table:table-row>
          <table:table-cell table:style-name="Results1.A2" office:value-type="string">
            <text:p text:style-name="P5">26.759</text:p>
          </table:table-cell>
          <table:table-cell table:style-name="Results1.A2" office:value-type="string">
            <text:p text:style-name="P5">12.387</text:p>
          </table:table-cell>
          <table:table-cell table:style-name="Results1.C2" office:value-type="string">
            <text:p text:style-name="P5">3.952</text:p>
          </table:table-cell>
        </table:table-row>
        <table:table-row>
          <table:table-cell table:style-name="Results1.A2" office:value-type="string">
            <text:p text:style-name="P5">16.686</text:p>
          </table:table-cell>
          <table:table-cell table:style-name="Results1.A2" office:value-type="string">
            <text:p text:style-name="P5">12.487</text:p>
          </table:table-cell>
          <table:table-cell table:style-name="Results1.C2" office:value-type="string">
            <text:p text:style-name="P5">3.500</text:p>
          </table:table-cell>
        </table:table-row>
        <table:table-row>
          <table:table-cell table:style-name="Results1.A2" office:value-type="string">
            <text:p text:style-name="P5">18.418</text:p>
          </table:table-cell>
          <table:table-cell table:style-name="Results1.A2" office:value-type="string">
            <text:p text:style-name="P5">12.361</text:p>
          </table:table-cell>
          <table:table-cell table:style-name="Results1.C2" office:value-type="string">
            <text:p text:style-name="P5">3.636</text:p>
          </table:table-cell>
        </table:table-row>
        <table:table-row>
          <table:table-cell table:style-name="Results1.A2" office:value-type="string">
            <text:p text:style-name="P5">23.800</text:p>
          </table:table-cell>
          <table:table-cell table:style-name="Results1.A2" office:value-type="string">
            <text:p text:style-name="P5">12.585</text:p>
          </table:table-cell>
          <table:table-cell table:style-name="Results1.C2" office:value-type="string">
            <text:p text:style-name="P5">3.644</text:p>
          </table:table-cell>
        </table:table-row>
        <table:table-row>
          <table:table-cell table:style-name="Results1.A2" office:value-type="string">
            <text:p text:style-name="P5">17.123</text:p>
          </table:table-cell>
          <table:table-cell table:style-name="Results1.A2" office:value-type="string">
            <text:p text:style-name="P5">12.509</text:p>
          </table:table-cell>
          <table:table-cell table:style-name="Results1.C2" office:value-type="string">
            <text:p text:style-name="P5">3.588</text:p>
          </table:table-cell>
        </table:table-row>
        <table:table-row>
          <table:table-cell table:style-name="Results1.A2" office:value-type="string">
            <text:p text:style-name="P5">19.204</text:p>
          </table:table-cell>
          <table:table-cell table:style-name="Results1.A2" office:value-type="string">
            <text:p text:style-name="P5">12.441</text:p>
          </table:table-cell>
          <table:table-cell table:style-name="Results1.C2" office:value-type="string">
            <text:p text:style-name="P5">3.728</text:p>
          </table:table-cell>
        </table:table-row>
        <table:table-row>
          <table:table-cell table:style-name="Results1.A2" office:value-type="string">
            <text:p text:style-name="P5">16.628</text:p>
          </table:table-cell>
          <table:table-cell table:style-name="Results1.A2" office:value-type="string">
            <text:p text:style-name="P5">12.481</text:p>
          </table:table-cell>
          <table:table-cell table:style-name="Results1.C2" office:value-type="string">
            <text:p text:style-name="P5">3.632</text:p>
          </table:table-cell>
        </table:table-row>
        <table:table-row>
          <table:table-cell table:style-name="Results1.A2" office:value-type="string">
            <text:p text:style-name="P5">16.699</text:p>
          </table:table-cell>
          <table:table-cell table:style-name="Results1.A2" office:value-type="string">
            <text:p text:style-name="P5">12.525</text:p>
          </table:table-cell>
          <table:table-cell table:style-name="Results1.C2" office:value-type="string">
            <text:p text:style-name="P5">3.520</text:p>
          </table:table-cell>
        </table:table-row>
        <table:table-row>
          <table:table-cell table:style-name="Results1.A2" office:value-type="string">
            <text:p text:style-name="P5">28.836</text:p>
          </table:table-cell>
          <table:table-cell table:style-name="Results1.A2" office:value-type="string">
            <text:p text:style-name="P5">12.529</text:p>
          </table:table-cell>
          <table:table-cell table:style-name="Results1.C2" office:value-type="string">
            <text:p text:style-name="P5">4.024</text:p>
          </table:table-cell>
        </table:table-row>
        <table:table-row>
          <table:table-cell table:style-name="Results1.A2" office:value-type="string">
            <text:p text:style-name="P5">19.143</text:p>
          </table:table-cell>
          <table:table-cell table:style-name="Results1.A2" office:value-type="string">
            <text:p text:style-name="P5">12.349</text:p>
          </table:table-cell>
          <table:table-cell table:style-name="Results1.C2" office:value-type="string">
            <text:p text:style-name="P5">3.668</text:p>
          </table:table-cell>
        </table:table-row>
        <table:table-row>
          <table:table-cell table:style-name="Results1.A2" office:value-type="string">
            <text:p text:style-name="P5">19.083</text:p>
          </table:table-cell>
          <table:table-cell table:style-name="Results1.A2" office:value-type="string">
            <text:p text:style-name="P5">12.225</text:p>
          </table:table-cell>
          <table:table-cell table:style-name="Results1.C2" office:value-type="string">
            <text:p text:style-name="P5">3.844</text:p>
          </table:table-cell>
        </table:table-row>
        <table:table-row>
          <table:table-cell table:style-name="Results1.A2" office:value-type="string">
            <text:p text:style-name="P5">16.526</text:p>
          </table:table-cell>
          <table:table-cell table:style-name="Results1.A2" office:value-type="string">
            <text:p text:style-name="P5">12.449</text:p>
          </table:table-cell>
          <table:table-cell table:style-name="Results1.C2" office:value-type="string">
            <text:p text:style-name="P5">3.440</text:p>
          </table:table-cell>
        </table:table-row>
        <table:table-row>
          <table:table-cell table:style-name="Results1.A2" office:value-type="string">
            <text:p text:style-name="P5">33.883</text:p>
          </table:table-cell>
          <table:table-cell table:style-name="Results1.A2" office:value-type="string">
            <text:p text:style-name="P5">12.089</text:p>
          </table:table-cell>
          <table:table-cell table:style-name="Results1.C2" office:value-type="string">
            <text:p text:style-name="P5">4.172</text:p>
          </table:table-cell>
        </table:table-row>
      </table:table>
      <text:p text:style-name="Text_20_body"/>
      <text:p text:style-name="Text_20_body">The raw data for the multi-threaded <text:span text:style-name="Source_20_Text">bfishmt</text:span> program is shown in Table 2. Fewer runs were done in this case because the timings were significantly more stable.</text:p>
      <text:p text:style-name="P3">Table 2: Raw Runtime of <text:span text:style-name="Source_20_Text">bfishmt</text:span></text:p>
      <table:table table:name="Results2" table:style-name="Results2">
        <table:table-column table:style-name="Results2.A" table:number-columns-repeated="3"/>
        <table:table-header-rows>
          <table:table-row>
            <table:table-cell table:style-name="Results2.A1" office:value-type="string">
              <text:p text:style-name="P7">Real (s)</text:p>
            </table:table-cell>
            <table:table-cell table:style-name="Results2.A1" office:value-type="string">
              <text:p text:style-name="P7">User (s)</text:p>
            </table:table-cell>
            <table:table-cell table:style-name="Results2.C1" office:value-type="string">
              <text:p text:style-name="P7">System (s)</text:p>
            </table:table-cell>
          </table:table-row>
        </table:table-header-rows>
        <table:table-row>
          <table:table-cell table:style-name="Results2.A2" office:value-type="string">
            <text:p text:style-name="P6">19.345</text:p>
          </table:table-cell>
          <table:table-cell table:style-name="Results2.A2" office:value-type="string">
            <text:p text:style-name="P6">13.193</text:p>
          </table:table-cell>
          <table:table-cell table:style-name="Results2.C2" office:value-type="string">
            <text:p text:style-name="P6">5.820</text:p>
          </table:table-cell>
        </table:table-row>
        <table:table-row>
          <table:table-cell table:style-name="Results2.A2" office:value-type="string">
            <text:p text:style-name="P6">19.265</text:p>
          </table:table-cell>
          <table:table-cell table:style-name="Results2.A2" office:value-type="string">
            <text:p text:style-name="P6">13.129</text:p>
          </table:table-cell>
          <table:table-cell table:style-name="Results2.C2" office:value-type="string">
            <text:p text:style-name="P6">5.948</text:p>
          </table:table-cell>
        </table:table-row>
        <table:table-row>
          <table:table-cell table:style-name="Results2.A2" office:value-type="string">
            <text:p text:style-name="P6">19.235</text:p>
          </table:table-cell>
          <table:table-cell table:style-name="Results2.A2" office:value-type="string">
            <text:p text:style-name="P6">13.213</text:p>
          </table:table-cell>
          <table:table-cell table:style-name="Results2.C2" office:value-type="string">
            <text:p text:style-name="P6">5.868</text:p>
          </table:table-cell>
        </table:table-row>
        <table:table-row>
          <table:table-cell table:style-name="Results2.A2" office:value-type="string">
            <text:p text:style-name="P6">19.122</text:p>
          </table:table-cell>
          <table:table-cell table:style-name="Results2.A2" office:value-type="string">
            <text:p text:style-name="P6">13.149</text:p>
          </table:table-cell>
          <table:table-cell table:style-name="Results2.C2" office:value-type="string">
            <text:p text:style-name="P6">5.888</text:p>
          </table:table-cell>
        </table:table-row>
        <table:table-row>
          <table:table-cell table:style-name="Results2.A2" office:value-type="string">
            <text:p text:style-name="P6">19.265</text:p>
          </table:table-cell>
          <table:table-cell table:style-name="Results2.A2" office:value-type="string">
            <text:p text:style-name="P6">13.389</text:p>
          </table:table-cell>
          <table:table-cell table:style-name="Results2.C2" office:value-type="string">
            <text:p text:style-name="P6">5.584</text:p>
          </table:table-cell>
        </table:table-row>
        <table:table-row>
          <table:table-cell table:style-name="Results2.A2" office:value-type="string">
            <text:p text:style-name="P6">19.427</text:p>
          </table:table-cell>
          <table:table-cell table:style-name="Results2.A2" office:value-type="string">
            <text:p text:style-name="P6">13.353</text:p>
          </table:table-cell>
          <table:table-cell table:style-name="Results2.C2" office:value-type="string">
            <text:p text:style-name="P6">5.804</text:p>
          </table:table-cell>
        </table:table-row>
        <table:table-row>
          <table:table-cell table:style-name="Results2.A2" office:value-type="string">
            <text:p text:style-name="P6">19.150</text:p>
          </table:table-cell>
          <table:table-cell table:style-name="Results2.A2" office:value-type="string">
            <text:p text:style-name="P6">13.485</text:p>
          </table:table-cell>
          <table:table-cell table:style-name="Results2.C2" office:value-type="string">
            <text:p text:style-name="P6">5.596</text:p>
          </table:table-cell>
        </table:table-row>
        <table:table-row>
          <table:table-cell table:style-name="Results2.A2" office:value-type="string">
            <text:p text:style-name="P6">19.149</text:p>
          </table:table-cell>
          <table:table-cell table:style-name="Results2.A2" office:value-type="string">
            <text:p text:style-name="P6">13.373</text:p>
          </table:table-cell>
          <table:table-cell table:style-name="Results2.C2" office:value-type="string">
            <text:p text:style-name="P6">5.552</text:p>
          </table:table-cell>
        </table:table-row>
      </table:table>
      <text:p text:style-name="P4"><text:span text:style-name="Source_20_Text"><text:span text:style-name="T3"/></text:span></text:p>
      <text:p text:style-name="Text_20_body"><text:span text:style-name="Source_20_Text"><text:span text:style-name="T2">The average real time consumed by </text:span></text:span><text:span text:style-name="Source_20_Text"><text:span text:style-name="T4">bfish</text:span></text:span><text:span text:style-name="Source_20_Text"><text:span text:style-name="T2"> was 21.53 seconds. The average real time consumed by </text:span></text:span><text:span text:style-name="Source_20_Text"><text:span text:style-name="T4">bfishmt</text:span></text:span><text:span text:style-name="Source_20_Text"><text:span text:style-name="T2"> was 19.24 seconds. Thus the multi-threaded program was 10.6% faster than the single threaded equivalent.</text:span></text:span></text:p>
      <text:p text:style-name="Text_20_body"><text:span text:style-name="Source_20_Text"><text:span text:style-name="T2">Next we varied the block size used by </text:span></text:span><text:span text:style-name="Source_20_Text"><text:span text:style-name="T4">bfishmt</text:span></text:span><text:span text:style-name="Source_20_Text"><text:span text:style-name="T2"> and observed how the real runtime changed as the block size changed. The graph below shows our results.</text:span></text:span></text:p>
      <text:p text:style-name="Text_20_body"><text:span text:style-name="Source_20_Text"><text:span text:style-name="T2"/></text:span></text:p>
      <text:p text:style-name="Text_20_body"><draw:frame draw:style-name="fr1" draw:name="Object1" text:anchor-type="paragraph" svg:width="4.4563in" svg:height="2.7402in" draw:z-index="0"><draw:object xlink:href="./Object 1" xlink:type="simple" xlink:show="embed" xlink:actuate="onLoad"/><draw:image xlink:href="./ObjectReplacements/Object 1" xlink:type="simple" xlink:show="embed" xlink:actuate="onLoad"/>
    </draw:frame><text:span text:style-name="Source_20_Text"><text:span text:style-name="T2"/></text:span></text:p>
      <text:p text:style-name="Text_20_body"><text:span text:style-name="Source_20_Text"><text:span text:style-name="T2">When we changed the size of the </text:span></text:span><text:span text:style-name="Source_20_Text"><text:span text:style-name="T4">pcbuffer</text:span></text:span><text:span text:style-name="Source_20_Text"><text:span text:style-name="T2">s between pipeline stages we did not observe any significant change in the runtime. Instrumenting the program to display a message each time a chunk of data was pushed into a </text:span></text:span><text:span text:style-name="Source_20_Text"><text:span text:style-name="T4">pcbuffer</text:span></text:span><text:span text:style-name="Source_20_Text"><text:span text:style-name="T2"> showed that the threads mostly filled the buffers to capacity every time they ran.</text:span></text:span></text:p>
      <text:h text:style-name="Heading_20_1" text:outline-level="1">Discussion</text:h>
      <text:p text:style-name="Text_20_body">The multi-threaded program was, on average, faster than the single threaded equivalent. However, a more detailed analysis of the runtime results reveals some interesting points. First, notice that for <text:span text:style-name="Source_20_Text">bfishmt</text:span> the sum of user time and system time almost exactly equals the real time. This implies that the program spent very little time in the blocked state and was almost always executing either in the application or in the operating system. In contrast with <text:span text:style-name="Source_20_Text">bfish</text:span> the sum of user time and system time was typically less, and sometimes much less, than the real time. Thus the single threaded program spent a long time blocked.</text:p>
      <text:p text:style-name="Text_20_body">The increased variability of the single threaded program's runtime is a reflection of the unpredictable state of the system. In some cases, the program did not need to block significantly, but in other runs it blocked for a long time. The multi-threaded program was much more consistent, presumably because it was able to continue doing useful work even when the disk I/O threads were blocked.</text:p>
      <text:p text:style-name="Text_20_body">The higher levels of user time and system time in <text:span text:style-name="Source_20_Text">bfishmt</text:span> reflect the overhead of the program's design. Some of that overhead is no doubt due to thread synchronization inside the <text:span text:style-name="Source_20_Text">pcbuffer</text:span>s. But some of that overhead may also be due to the dynamic memory allocation done by the program. Furthermore <text:span text:style-name="Source_20_Text">bfishmt</text:span> at times no doubt exercised both processors and was assigned time at twice the usual rate during those periods. It is interesting to note that in the cases when the single threaded program did not need to block very much, its lower overhead actually allowed it to outperform the multi-threaded program. However, those cases occurred infrequently.</text:p>
      <text:p text:style-name="Text_20_body">Modifying the block size showed that using larger blocks makes the program faster. This is a natural expectation. We did observe an anomalous increase in runtime when going from the 4K block size to the 8K block size. We have no explanation for that behavior.</text:p>
      <text:p text:style-name="Text_20_body">Our observations showed that the <text:span text:style-name="Source_20_Text">pcbuffer</text:span>s between pipeline stages were normally filled to capacity by each thread when it ran. This implies that the threads were switching contexts before exhausting their time quantum. Increasing the size of the <text:span text:style-name="Source_20_Text">pcbuffer</text:span>s should have reduced the number of context switches and improved performance. However, the effect was not noticeable in our case.</text:p>
      <text:h text:style-name="Heading_20_1" text:outline-level="1">Conclusion</text:h>
      <text:p text:style-name="Text_20_body">The multi-threaded file encryption program outperformed its single threaded equivalent by about 10%. Our results show that the multi-threaded program consistently spent less time blocked than the single threaded program. Thus, despite its larger overhead, it was able to perform better.</text:p>
      <text:h text:style-name="Heading_20_1" text:outline-level="1">Appendix</text:h>
      <text:h text:style-name="Heading_20_2" text:outline-level="2">References</text:h>
      <text:p text:style-name="Text_20_body">See <text:a xlink:type="simple" xlink:href="http://www.ecet.vtc.edu/~pchapin/pthreadTutorial.pdf">http://vortex.ecet.vtc.edu/pcc/pthreadTutorial.pdf</text:a> for more information about the POSIX thread API.</text:p>
      <text:h text:style-name="Heading_20_2" text:outline-level="2">Code Listing</text:h>
      <text:p text:style-name="Text_20_body">Attached.</text:p>
      <text:h text:style-name="Heading_20_2" text:outline-level="2">Lab Handout</text:h>
      <text:p text:style-name="Text_20_body">Attached.</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Heading" style:next-style-name="Subtitle" style:class="chapter">
      <style:paragraph-properties fo:text-align="center" style:justify-single-word="false"/>
      <style:text-properties style:font-name="Times New Roman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
  </meta:generator>
    <meta:creation-date>2005-10-18T09:31:50</meta:creation-date>
    <dc:creator>Peter Chapin</dc:creator>
    <dc:date>2007-09-08T20:56:58</dc:date>
    <dc:language>en-US</dc:language>
    <meta:editing-cycles>10</meta:editing-cycles>
    <meta:editing-duration>PT4H50M7S</meta:editing-duration>
    <meta:user-defined meta:name="Info 1"/>
    <meta:user-defined meta:name="Info 2"/>
    <meta:user-defined meta:name="Info 3"/>
    <meta:user-defined meta:name="Info 4"/>
    <meta:document-statistic meta:table-count="2" meta:image-count="0" meta:object-count="1" meta:page-count="6" meta:paragraph-count="129" meta:word-count="1810" meta:character-count="109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2.8999996185303pt" style:font-family-asian="'Arial Unicode MS'" style:font-family-generic-asian="system" style:font-pitch-asian="variable" style:font-size-asian="12.8999996185303pt" style:font-family-complex="Tahoma" style:font-family-generic-complex="system" style:font-pitch-complex="variable" style:font-size-complex="12.8999996185303pt"/>
    </style:style>
    <style:style style:name="ch3" style:family="chart">
      <style:chart-properties chart:japanese-candle-stick="false" chart:stock-with-volume="false" chart:three-dimensional="false" chart:deep="false" chart:lines="tru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6.90000009536743pt" style:font-family-asian="'Arial Unicode MS'" style:font-family-generic-asian="system" style:font-pitch-asian="variable" style:font-size-asian="6.90000009536743pt" style:font-family-complex="Tahoma" style:font-family-generic-complex="system" style:font-pitch-complex="variable" style:font-size-complex="6.90000009536743pt"/>
    </style:style>
    <style:style style:name="ch5" style:family="chart">
      <style:chart-properties style:direction="ltr"/>
      <style:graphic-properties draw:stroke="none" draw:fill="none" draw:fill-color="#ffffff"/>
      <style:text-properties fo:font-family="Arial" style:font-family-generic="swiss" style:font-pitch="variable" fo:font-size="8.89999961853027pt" style:font-family-asian="'Arial Unicode MS'" style:font-family-generic-asian="system" style:font-pitch-asian="variable" style:font-size-asian="8.89999961853027pt" style:font-family-complex="Tahoma" style:font-family-generic-complex="system" style:font-pitch-complex="variable" style:font-size-complex="8.89999961853027pt"/>
    </style:style>
    <style:style style:name="ch6" style:family="chart" style:data-style-name="N0">
      <style:chart-properties chart:display-label="true" chart:tick-marks-major-inner="false" chart:tick-marks-major-outer="true" chart:logarithmic="false"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6.90000009536743pt" style:font-family-asian="'Arial Unicode MS'" style:font-family-generic-asian="system" style:font-pitch-asian="variable" style:font-size-asian="6.90000009536743pt" style:font-family-complex="Tahoma" style:font-family-generic-complex="system" style:font-pitch-complex="variable" style:font-size-complex="6.90000009536743pt"/>
    </style:style>
    <style:style style:name="ch7"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svg:stroke-color="#993366" draw:fill-color="#993366"/>
      <style:text-properties fo:font-family="Arial" style:font-family-generic="swiss" style:font-pitch="variable" fo:font-size="5.90000009536743pt" style:font-family-asian="'Arial Unicode MS'" style:font-family-generic-asian="system" style:font-pitch-asian="variable" style:font-size-asian="5.90000009536743pt" style:font-family-complex="Tahoma" style:font-family-generic-complex="system" style:font-pitch-complex="variable" style:font-size-complex="5.90000009536743pt"/>
    </style:style>
    <style:style style:name="ch8" style:family="chart">
      <style:graphic-properties draw:stroke="none" draw:fill="solid" draw:fill-color="#d9d9d9"/>
    </style:style>
    <style:style style:name="ch9" style:family="chart">
      <style:graphic-properties draw:stroke="none" draw:fill-color="#999999"/>
    </style:style>
  </office:automatic-styles>
  <office:body>
    <office:chart>
      <chart:chart svg:width="11.318cm" svg:height="6.96cm" chart:class="chart:scatter" chart:style-name="ch1">
        <chart:title svg:x="3.39cm" svg:y="0.137cm" chart:style-name="ch2">
          <text:p>Runtime vs Block Size</text:p>
        </chart:title>
        <chart:plot-area chart:style-name="ch3" table:cell-range-address="Sheet1.$C$3:.$D$10" chart:table-number-list="0" svg:x="0.226cm" svg:y="0.918cm" svg:width="10.866cm" svg:height="5.904cm">
          <chart:axis chart:dimension="x" chart:name="primary-x" chart:style-name="ch4">
            <chart:title svg:x="4.953cm" svg:y="6.455cm" chart:style-name="ch5">
              <text:p>Log_2(Block Size)</text:p>
            </chart:title>
            <chart:categories table:cell-range-address="local-table.A2:.A9"/>
            <chart:grid chart:class="major"/>
          </chart:axis>
          <chart:axis chart:dimension="y" chart:name="primary-y" chart:style-name="ch6">
            <chart:title svg:x="0.226cm" svg:y="4.148cm" chart:style-name="ch5">
              <text:p>Runtime (s)</text:p>
            </chart:title>
            <chart:grid chart:class="major"/>
          </chart:axis>
          <chart:series chart:style-name="ch7">
            <chart:domain/>
            <chart:data-point chart:repeated="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C</text:p>
              </table:table-cell>
              <table:table-cell office:value-type="string">
                <text:p>Column D</text:p>
              </table:table-cell>
            </table:table-row>
          </table:table-header-rows>
          <table:table-rows>
            <table:table-row>
              <table:table-cell office:value-type="string">
                <text:p>Row 3</text:p>
              </table:table-cell>
              <table:table-cell office:value-type="float" office:value="9">
                <text:p>9</text:p>
              </table:table-cell>
              <table:table-cell office:value-type="float" office:value="40.665">
                <text:p>40.665</text:p>
              </table:table-cell>
            </table:table-row>
            <table:table-row>
              <table:table-cell office:value-type="string">
                <text:p>Row 4</text:p>
              </table:table-cell>
              <table:table-cell office:value-type="float" office:value="10">
                <text:p>10</text:p>
              </table:table-cell>
              <table:table-cell office:value-type="float" office:value="30.134">
                <text:p>30.134</text:p>
              </table:table-cell>
            </table:table-row>
            <table:table-row>
              <table:table-cell office:value-type="string">
                <text:p>Row 5</text:p>
              </table:table-cell>
              <table:table-cell office:value-type="float" office:value="11">
                <text:p>11</text:p>
              </table:table-cell>
              <table:table-cell office:value-type="float" office:value="22.612">
                <text:p>22.612</text:p>
              </table:table-cell>
            </table:table-row>
            <table:table-row>
              <table:table-cell office:value-type="string">
                <text:p>Row 6</text:p>
              </table:table-cell>
              <table:table-cell office:value-type="float" office:value="12">
                <text:p>12</text:p>
              </table:table-cell>
              <table:table-cell office:value-type="float" office:value="19.447">
                <text:p>19.447</text:p>
              </table:table-cell>
            </table:table-row>
            <table:table-row>
              <table:table-cell office:value-type="string">
                <text:p>Row 7</text:p>
              </table:table-cell>
              <table:table-cell office:value-type="float" office:value="13">
                <text:p>13</text:p>
              </table:table-cell>
              <table:table-cell office:value-type="float" office:value="22.349">
                <text:p>22.349</text:p>
              </table:table-cell>
            </table:table-row>
            <table:table-row>
              <table:table-cell office:value-type="string">
                <text:p>Row 8</text:p>
              </table:table-cell>
              <table:table-cell office:value-type="float" office:value="14">
                <text:p>14</text:p>
              </table:table-cell>
              <table:table-cell office:value-type="float" office:value="18.807">
                <text:p>18.807</text:p>
              </table:table-cell>
            </table:table-row>
            <table:table-row>
              <table:table-cell office:value-type="string">
                <text:p>Row 9</text:p>
              </table:table-cell>
              <table:table-cell office:value-type="float" office:value="15">
                <text:p>15</text:p>
              </table:table-cell>
              <table:table-cell office:value-type="float" office:value="16.793">
                <text:p>16.793</text:p>
              </table:table-cell>
            </table:table-row>
            <table:table-row>
              <table:table-cell office:value-type="string">
                <text:p>Row 10</text:p>
              </table:table-cell>
              <table:table-cell office:value-type="float" office:value="16">
                <text:p>16</text:p>
              </table:table-cell>
              <table:table-cell office:value-type="float" office:value="15.985">
                <text:p>15.985</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